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P Pier Sans" svg:font-family="'PP Pier Sans'" style:font-family-generic="swiss" style:font-pitch="variable"/>
    <style:font-face style:name="PP Pier Sans Bold" svg:font-family="'PP Pier Sans Bold'" style:font-family-generic="swiss" style:font-pitch="variable"/>
    <style:font-face style:name="PP Pier Sans1" svg:font-family="'PP Pier Sans'" style:font-adornments="Bold" style:font-family-generic="swiss" style:font-pitch="variable"/>
  </office:font-face-decls>
  <office:automatic-styles>
    <style:style style:name="P1" style:family="paragraph" style:parent-style-name="Text_20_body">
      <style:text-properties style:font-name="PP Pier Sans Bold"/>
    </style:style>
    <style:style style:name="P2" style:family="paragraph" style:parent-style-name="Title">
      <style:text-properties style:font-name="PP Pier Sans Bold"/>
    </style:style>
    <style:style style:name="P3" style:family="paragraph" style:parent-style-name="Standard">
      <style:text-properties style:font-name="PP Pier Sans" officeooo:rsid="0005fc7f" officeooo:paragraph-rsid="0005fc7f"/>
    </style:style>
    <style:style style:name="P4" style:family="paragraph" style:parent-style-name="Heading_20_2">
      <style:paragraph-properties fo:break-before="page"/>
    </style:style>
    <style:style style:name="P5" style:family="paragraph" style:parent-style-name="Text_20_body">
      <style:text-properties style:font-name="PP Pier Sans"/>
    </style:style>
    <style:style style:name="T1" style:family="text">
      <style:text-properties officeooo:rsid="000745f8"/>
    </style:style>
    <style:style style:name="T2" style:family="text">
      <style:text-properties style:font-name="PP Pier Sans"/>
    </style:style>
    <style:style style:name="T3" style:family="text">
      <style:text-properties style:font-name="PP Pier Sans" fo:font-weight="normal" style:font-weight-asian="normal" style:font-weight-complex="normal"/>
    </style:style>
    <style:style style:name="T4" style:family="text">
      <style:text-properties style:font-name="PP Pier Sans" fo:font-weight="normal" officeooo:rsid="000745f8" style:font-weight-asian="normal" style:font-weight-complex="normal"/>
    </style:style>
    <style:style style:name="T5" style:family="text">
      <style:text-properties style:font-name="PP Pier Sans" fo:font-weight="bold" style:font-weight-asian="bold" style:font-weight-complex="bold"/>
    </style:style>
    <style:style style:name="T6" style:family="text">
      <style:text-properties style:font-name="PP Pier Sans 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avier Pedragosa<text:tab/><text:tab/>–<text:tab/><text:tab/>DAW1<text:tab/><text:tab/>–<text:tab/><text:tab/>Sostenibilitat Aplicada</text:p>
      <text:p text:style-name="P3"/>
      <text:p text:style-name="P2">6.<text:span text:style-name="T1">3</text:span>. CSRD, normativa europea de sostenibilitat</text:p>
      <text:p text:style-name="P1"/>
      <text:h text:style-name="Heading_20_2" text:outline-level="2"><text:span text:style-name="Strong_20_Emphasis">1. Què és la normativa CSRD (Directiva d'Informació Corporativa sobre Sostenibilitat)?</text:span></text:h>
      <text:p text:style-name="P5"><text:span text:style-name="Strong_20_Emphasis"><text:span text:style-name="T3"/></text:span></text:p>
      <text:p text:style-name="P5"><text:span text:style-name="Strong_20_Emphasis"><text:span text:style-name="T3">La CSRD és una regulació de la Unió Europea, adoptada el 2022 i en vigor des del 5 de gener de 2023, que obliga a moltes empreses a publicar informes detallats sobre el seu impacte ambiental, social i de governança (ESG, per les sigles en anglès: Environmental, Social, Governance). Forma part del Pacte Verd Europeu, un conjunt de polítiques per reduir les emissions de gasos d'efecte hivernacle en un 55% per al 2030 i assolir la neutralitat climàtica el 2050. L’objectiu principal de la CSRD és:</text:span></text:span></text:p>
      <text:p text:style-name="P5"><text:span text:style-name="Strong_20_Emphasis"><text:span text:style-name="T3"/></text:span></text:p>
      <text:p text:style-name="P5"><text:span text:style-name="Strong_20_Emphasis"><text:span text:style-name="T3"><text:s text:c="4"/>- Augmentar la transparència: Proporcionar dades fiables i comparables sobre <text:tab/>sostenibilitat per a inversors, consumidors i altres parts interessades.</text:span></text:span></text:p>
      <text:p text:style-name="P5"><text:span text:style-name="Strong_20_Emphasis"><text:span text:style-name="T3"><text:s text:c="4"/>- Dirigir capitals cap a una economia sostenible: Facilitar que els recursos financers es <text:tab/>destinin a activitats més responsables amb el planeta i la societat.</text:span></text:span></text:p>
      <text:p text:style-name="P5"><text:span text:style-name="Strong_20_Emphasis"><text:span text:style-name="T3"><text:s text:c="4"/>- Reduir riscos financers: Gestionar millor els riscos associats al canvi climàtic i altres <text:tab/>problemes ESG.</text:span></text:span></text:p>
      <text:p text:style-name="P5"><text:span text:style-name="Strong_20_Emphasis"><text:span text:style-name="T3">La CSRD obliga a les empreses a reportar tant els impactes que elles tenen sobre el medi ambient i la societat (materialitat d'impacte, "inside-out") com els riscos que la sostenibilitat representa per al seu valor financer (materialitat financera, "outside-in"). Aquesta visió de "doble materialitat" és un dels seus pilars clau.</text:span></text:span></text:p>
      <text:h text:style-name="P4" text:outline-level="2"><text:span text:style-name="Strong_20_Emphasis">2. Què són les ESRS (NEIS en català)?</text:span></text:h>
      <text:p text:style-name="P5"><text:span text:style-name="Strong_20_Emphasis"><text:span text:style-name="T3"/></text:span></text:p>
      <text:p text:style-name="P5"><text:span text:style-name="Strong_20_Emphasis"><text:span text:style-name="T3">Les ESRS (European Sustainability Reporting Standards, o Normes Europees d’Informació sobre Sostenibilitat - NEIS en català) són els estàndards concrets que defineixen com les empreses han de reportar la informació de sostenibilitat segons la CSRD. Aquestes normes han estat desenvolupades per l’EFRAG (European Financial Reporting Advisory Group), un organisme independent que assessora la Comissió Europea.</text:span></text:span></text:p>
      <text:p text:style-name="P5"><text:span text:style-name="Strong_20_Emphasis"><text:span text:style-name="T3"/></text:span></text:p>
      <text:p text:style-name="P5"><text:span text:style-name="Strong_20_Emphasis"><text:span text:style-name="T3"><text:s text:c="4"/>- Contingut: Les ESRS cobreixen temes ambientals (com el canvi climàtic o la <text:tab/>biodiversitat), socials (com drets laborals o impacte en comunitats) i de governança <text:tab/>(com l’ètica empresarial). Hi ha 12 estàndards, dividits en:</text:span></text:span></text:p>
      <text:p text:style-name="P5"><text:span text:style-name="Strong_20_Emphasis"><text:span text:style-name="T3"><text:s text:c="5"/>- Estàndards transversals: ESRS 1 (requeriments generals) i ESRS 2 (divulgacions <text:tab/>generals).</text:span></text:span></text:p>
      <text:p text:style-name="P5"><text:span text:style-name="Strong_20_Emphasis"><text:span text:style-name="T3"><text:s text:c="5"/>- Estàndards temàtics: Per exemple, ESRS E1 (clima), ESRS S1 (mano d’obra pròpia) o <text:tab/>ESRS G1 (conducta empresarial).</text:span></text:span></text:p>
      <text:p text:style-name="P5"><text:span text:style-name="Strong_20_Emphasis"><text:span text:style-name="T3"><text:s text:c="4"/>- Format i accés: Els informes han de presentar-se en un format electrònic únic <text:tab/>(xHTML), amb etiquetes digitals per ser accessibles a través del Punt d’Accés Únic <text:tab/>Europeu (ESAP).</text:span></text:span></text:p>
      <text:p text:style-name="P5"><text:span text:style-name="Strong_20_Emphasis"><text:span text:style-name="T3"><text:s text:c="4"/>- Evolució: El primer conjunt d’ESRS es va adoptar el 31 de juliol de 2023, i es preveu <text:tab/>que es publiquin estàndards sectorials i específics per a pimes abans del 30 de juny <text:tab/>de 2024.</text:span></text:span></text:p>
      <text:p text:style-name="P5"><text:span text:style-name="Strong_20_Emphasis"><text:span text:style-name="T3"/></text:span></text:p>
      <text:p text:style-name="P5"><text:span text:style-name="Strong_20_Emphasis"><text:span text:style-name="T3">Les ESRS actuen com una guia detallada per assegurar que la informació sigui comparable, fiable i útil, tant per a les empreses com per als usuaris finals (inversors, reguladors, etc.).</text:span></text:span></text:p>
      <text:h text:style-name="P4" text:outline-level="2"><text:span text:style-name="Strong_20_Emphasis">3. Quines empreses han de complir la normativa CSRD?</text:span></text:h>
      <text:p text:style-name="P5"><text:span text:style-name="Strong_20_Emphasis"><text:span text:style-name="T3"/></text:span></text:p>
      <text:p text:style-name="P5"><text:span text:style-name="Strong_20_Emphasis"><text:span text:style-name="T3">La CSRD amplia significativament l’abast respecte a la normativa anterior (NFRD), afectant unes 50.000 empreses (en comparació amb les 11.700 de la NFRD). Les empreses que han de complir-la són:</text:span></text:span></text:p>
      <text:p text:style-name="P5"><text:span text:style-name="Strong_20_Emphasis"><text:span text:style-name="T3"/></text:span></text:p>
      <text:p text:style-name="P5"><text:span text:style-name="Strong_20_Emphasis"><text:span text:style-name="T3"><text:s text:c="4"/>- Empreses grans ja subjectes a la NFRD (més de 500 empleats i entitats d’interès públic, <text:tab/>com empreses cotitzades, bancs o asseguradores): Han de reportar a partir del 2024 <text:tab/>(informes el 2025).</text:span></text:span></text:p>
      <text:p text:style-name="P5"><text:span text:style-name="Strong_20_Emphasis"><text:span text:style-name="T3"><text:s text:c="4"/>- Altres empreses grans (cotitzades o no) que superin dos dels següents criteris:</text:span></text:span></text:p>
      <text:p text:style-name="P5"><text:span text:style-name="Strong_20_Emphasis"><text:span text:style-name="T3"><text:s text:c="8"/>· Més de 250 empleats.</text:span></text:span></text:p>
      <text:p text:style-name="P5"><text:span text:style-name="Strong_20_Emphasis"><text:span text:style-name="T3"><text:s text:c="8"/>· Facturació neta superior a 40 milions d’euros (recentment elevada a 50 milions <text:tab/>d’euros per una proposta del febrer de 2025).</text:span></text:span></text:p>
      <text:p text:style-name="P5"><text:span text:style-name="Strong_20_Emphasis"><text:span text:style-name="T3"><text:s text:c="8"/>· Actius totals superiors a 20 milions d’euros (elevats a 25 milions d’euros). Aquestes <text:tab/>empreses han de reportar a partir del 2025 (informes el 2026).</text:span></text:span></text:p>
      <text:p text:style-name="P5"><text:span text:style-name="Strong_20_Emphasis"><text:span text:style-name="T3"><text:s text:c="4"/>- Pimes cotitzades (excepte microempreses, amb menys de 10 empleats o facturació <text:tab/>inferior a 20 milions d’euros): A partir del 2026 (informes el 2027), amb opció de <text:tab/>retardar-ho fins al 2028.</text:span></text:span></text:p>
      <text:p text:style-name="P5"><text:span text:style-name="Strong_20_Emphasis"><text:span text:style-name="T3"><text:s text:c="4"/>- Empreses no europees amb activitat significativa a la UE:</text:span></text:span></text:p>
      <text:p text:style-name="P5"><text:span text:style-name="Strong_20_Emphasis"><text:span text:style-name="T3"><text:s text:c="8"/>· Facturació superior a 150 milions d’euros a la UE.</text:span></text:span></text:p>
      <text:p text:style-name="P5"><text:span text:style-name="Strong_20_Emphasis"><text:span text:style-name="T3"><text:s text:c="8"/>· Amb almenys una filial gran o cotitzada a la UE o una sucursal amb facturació <text:tab/>superior a 40 milions d’euros. Aquestes empreses han de reportar a partir del 2028 <text:tab/>(informes el 2029).</text:span></text:span></text:p>
      <text:h text:style-name="P4" text:outline-level="2"><text:span text:style-name="Strong_20_Emphasis">4. Diferències entre la CSRD i la NFRD (Directiva d’Informació No Financera)</text:span></text:h>
      <text:p text:style-name="P5"><text:span text:style-name="Strong_20_Emphasis"><text:span text:style-name="T3"/></text:span></text:p>
      <text:p text:style-name="P5"><text:span text:style-name="Strong_20_Emphasis"><text:span text:style-name="T3">La CSRD substitueix la NFRD (aplicada des del 2014 i transmesa a Espanya com la Llei 11/2018 d’Informació No Financera). Les principals diferències són:</text:span></text:span></text:p>
      <text:p text:style-name="P5"><text:span text:style-name="Strong_20_Emphasis"><text:span text:style-name="T3"><text:s text:c="4"/>- </text:span></text:span><text:span text:style-name="Strong_20_Emphasis"><text:span text:style-name="T5">Àmbit d’aplicació:</text:span></text:span></text:p>
      <text:p text:style-name="P5"><text:span text:style-name="Strong_20_Emphasis"><text:span text:style-name="T3"><text:s text:c="8"/>· La NFRD només afectava unes 11.700 empreses, principalment entitats d’interès <text:tab/>públic (cotitzades, bancs, asseguradores) amb més de 500 empleats.</text:span></text:span></text:p>
      <text:p text:style-name="P5"><text:span text:style-name="Strong_20_Emphasis"><text:span text:style-name="T3"><text:s text:c="8"/>· La CSRD amplia l’abast a unes 50.000 empreses, incloent-hi empreses grans (més <text:tab/>de 250 empleats o determinats llindars financers), pimes cotitzades i empreses no <text:tab/>europees amb activitat significativa a la UE.</text:span></text:span></text:p>
      <text:p text:style-name="P5"><text:span text:style-name="Strong_20_Emphasis"><text:span text:style-name="T3"><text:s text:c="4"/>- </text:span></text:span><text:span text:style-name="Strong_20_Emphasis"><text:span text:style-name="T5">Detall i estandardització de la informació:</text:span></text:span></text:p>
      <text:p text:style-name="P5"><text:span text:style-name="Strong_20_Emphasis"><text:span text:style-name="T3"><text:s text:c="8"/>· La NFRD no tenia estàndards concrets, cosa que feia que els informes fossin <text:tab/>inconsistents i difícils de comparar. Les empreses podien triar com reportar.</text:span></text:span></text:p>
      <text:p text:style-name="P5"><text:span text:style-name="Strong_20_Emphasis"><text:span text:style-name="T3"><text:s text:c="8"/>· La CSRD introdueix les ESRS (NEIS), estàndards obligatoris que detallen què i com <text:tab/>reportar, cobrint temes ESG específics i assegurant comparabilitat.</text:span></text:span></text:p>
      <text:p text:style-name="P5"><text:span text:style-name="Strong_20_Emphasis"><text:span text:style-name="T3"><text:s text:c="4"/>- </text:span></text:span><text:span text:style-name="Strong_20_Emphasis"><text:span text:style-name="T5">Doble materialitat:</text:span></text:span></text:p>
      <text:p text:style-name="P5"><text:span text:style-name="Strong_20_Emphasis"><text:span text:style-name="T3"><text:s text:c="8"/>· La NFRD es centrava principalment en els riscos de sostenibilitat per a l’empresa <text:tab/>(materialitat financera).</text:span></text:span></text:p>
      <text:p text:style-name="P5"><text:span text:style-name="Strong_20_Emphasis"><text:span text:style-name="T3"><text:s text:c="8"/>· La CSRD aplica el principi de doble materialitat: les empreses han de reportar tant el <text:tab/>seu impacte en la societat i el medi ambient com els riscos que la sostenibilitat <text:tab/>suposa per al seu valor financer.</text:span></text:span></text:p>
      <text:p text:style-name="P5"><text:span text:style-name="Strong_20_Emphasis"><text:span text:style-name="T3"><text:s text:c="4"/>- </text:span></text:span><text:span text:style-name="Strong_20_Emphasis"><text:span text:style-name="T5">Auditoria i verificació:</text:span></text:span></text:p>
      <text:p text:style-name="P5"><text:span text:style-name="Strong_20_Emphasis"><text:span text:style-name="T3"><text:s text:c="8"/>· La NFRD no exigia auditoria obligatòria; era voluntària.</text:span></text:span></text:p>
      <text:p text:style-name="P5"><text:span text:style-name="Strong_20_Emphasis"><text:span text:style-name="T3"><text:s text:c="8"/>· La CSRD obliga a una verificació independent per part d’un tercer (auditor o <text:tab/>proveïdor especialitzat), inicialment amb un nivell d’assegurament "limitat", que <text:tab/>podria passar a "raonable" el 2028.</text:span></text:span></text:p>
      <text:p text:style-name="P5"><text:span text:style-name="Strong_20_Emphasis"><text:span text:style-name="T3"><text:s text:c="4"/>- </text:span></text:span><text:span text:style-name="Strong_20_Emphasis"><text:span text:style-name="T5">Format i accés:</text:span></text:span></text:p>
      <text:p text:style-name="P5"><text:span text:style-name="Strong_20_Emphasis"><text:span text:style-name="T3"><text:s text:c="8"/>· La NFRD permetia diferents formats d’informe i no exigia un format digital <text:tab/>estandarditzat.</text:span></text:span></text:p>
      <text:p text:style-name="P5"><text:span text:style-name="Strong_20_Emphasis"><text:span text:style-name="T3"><text:s text:c="8"/>· La CSRD requereix que els informes es publiquin en un format electrònic únic <text:tab/>(xHTML), amb etiquetes digitals, i formin part de l’informe de gestió de l’empresa.</text:span></text:span></text:p>
      <text:p text:style-name="P5"><text:span text:style-name="Strong_20_Emphasis"><text:span text:style-name="T3"><text:s text:c="4"/>- </text:span></text:span><text:span text:style-name="Strong_20_Emphasis"><text:span text:style-name="T5">Abast de la cadena de valor:</text:span></text:span></text:p>
      <text:p text:style-name="P5"><text:span text:style-name="Strong_20_Emphasis"><text:span text:style-name="T3"><text:s text:c="8"/>· La NFRD no exigia reportar sobre la cadena de valor (proveïdors, clients, etc.).</text:span></text:span></text:p>
      <text:p text:style-name="P5"><text:soft-page-break/><text:span text:style-name="Strong_20_Emphasis"><text:span text:style-name="T3"><text:s text:c="8"/>La CSRD obliga a incloure informació sobre tota la cadena de valor, des de proveïdors fins a productes i serveis, incloent-hi emissions indirectes (Scope 3).</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P Pier Sans" svg:font-family="'PP Pier Sans'" style:font-family-generic="swiss" style:font-pitch="variable"/>
    <style:font-face style:name="PP Pier Sans Bold" svg:font-family="'PP Pier Sans Bold'" style:font-family-generic="swiss" style:font-pitch="variable"/>
    <style:font-face style:name="PP Pier Sans1" svg:font-family="'PP Pier Sans'" style:font-adornments="Bol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P Pier Sans1" fo:font-family="'PP Pier Sans'" style:font-style-name="Bold" style:font-family-generic="swiss" style:font-pitch="variable"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3T15:20:09.042931017</meta:creation-date>
    <dc:date>2025-05-14T15:18:01.701857889</dc:date>
    <meta:editing-duration>PT11M28S</meta:editing-duration>
    <meta:editing-cycles>2</meta:editing-cycles>
    <meta:generator>LibreOffice/24.2.7.2$Linux_X86_64 LibreOffice_project/420$Build-2</meta:generator>
    <meta:document-statistic meta:table-count="0" meta:image-count="0" meta:object-count="0" meta:page-count="5" meta:paragraph-count="47" meta:word-count="992" meta:character-count="6490" meta:non-whitespace-character-count="5298"/>
  </office:meta>
</office:document-meta>
</file>